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f747c"/>
    </style:style>
    <style:style style:name="P2" style:family="paragraph" style:parent-style-name="Standard">
      <style:text-properties officeooo:rsid="000e2482" officeooo:paragraph-rsid="000e2482"/>
    </style:style>
    <style:style style:name="P3" style:family="paragraph" style:parent-style-name="Standard">
      <style:text-properties officeooo:paragraph-rsid="001aa810"/>
    </style:style>
    <style:style style:name="P4" style:family="paragraph" style:parent-style-name="Standard">
      <style:text-properties officeooo:paragraph-rsid="001e87e2"/>
    </style:style>
    <style:style style:name="P5" style:family="paragraph" style:parent-style-name="Standard">
      <style:text-properties officeooo:paragraph-rsid="00250bf4"/>
    </style:style>
    <style:style style:name="T1" style:family="text">
      <style:text-properties officeooo:rsid="000e2482"/>
    </style:style>
    <style:style style:name="T2" style:family="text">
      <style:text-properties style:text-position="super 58%" officeooo:rsid="000e2482"/>
    </style:style>
    <style:style style:name="T3" style:family="text">
      <style:text-properties officeooo:rsid="000f747c"/>
    </style:style>
    <style:style style:name="T4" style:family="text">
      <style:text-properties officeooo:rsid="0011899f"/>
    </style:style>
    <style:style style:name="T5" style:family="text">
      <style:text-properties officeooo:rsid="00134a26"/>
    </style:style>
    <style:style style:name="T6" style:family="text">
      <style:text-properties officeooo:rsid="00147f00"/>
    </style:style>
    <style:style style:name="T7" style:family="text">
      <style:text-properties officeooo:rsid="0015f69e"/>
    </style:style>
    <style:style style:name="T8" style:family="text">
      <style:text-properties officeooo:rsid="0016bd8c"/>
    </style:style>
    <style:style style:name="T9" style:family="text">
      <style:text-properties officeooo:rsid="0017250c"/>
    </style:style>
    <style:style style:name="T10" style:family="text">
      <style:text-properties officeooo:rsid="0018e212"/>
    </style:style>
    <style:style style:name="T11" style:family="text">
      <style:text-properties officeooo:rsid="00196594"/>
    </style:style>
    <style:style style:name="T12" style:family="text">
      <style:text-properties officeooo:rsid="001aa810"/>
    </style:style>
    <style:style style:name="T13" style:family="text">
      <style:text-properties officeooo:rsid="001c6a16"/>
    </style:style>
    <style:style style:name="T14" style:family="text">
      <style:text-properties officeooo:rsid="001d8ea6"/>
    </style:style>
    <style:style style:name="T15" style:family="text">
      <style:text-properties officeooo:rsid="002048ae"/>
    </style:style>
    <style:style style:name="T16" style:family="text">
      <style:text-properties officeooo:rsid="00223a77"/>
    </style:style>
    <style:style style:name="T17" style:family="text">
      <style:text-properties officeooo:rsid="0022c919"/>
    </style:style>
    <style:style style:name="T18" style:family="text">
      <style:text-properties officeooo:rsid="00250b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sh Gordonson<text:tab/><text:tab/><text:tab/><text:tab/><text:tab/><text:tab/><text:tab/><text:tab/><text:tab/><text:tab/> <text:s text:c="8"/>21M.051</text:p>
      <text:p text:style-name="P1"><text:span text:style-name="T1"><text:tab/>Claire Dickson and her Trio performed at The Lily Pad in Inman Square at 15:00 on November 26</text:span><text:span text:style-name="T2">th</text:span><text:span text:style-name="T1">, 2011. <text:s/></text:span><text:span text:style-name="T10">The group played a number of original jazz and blues tunes, with a bit of the Duke thrown in for good measure. <text:s/></text:span><text:span text:style-name="T3">Claire is an up and coming jazz vocalist. <text:s/>Her sheer talent and maturity prove that she is a true artist, capable of producing some of the best scat and jazz vocals you've ever heard. <text:s/>She typically plays with her Trio, comprised of Michael McLaughlin (piano), Greg Loughman (bass), and Eric Rosenthal (drums). <text:s/></text:span><text:span text:style-name="T4">Claire met her Trio through her father, who plays in an avant-klezmer band with McLaughlin, Loughman, and Rosenthal. <text:s/>At age 13 she won the Downbeat Student Jazz Awards for Junior High Vocalists, and since has been performing at jazz clubs in the Boston/Cambridge area, receiving rave reviews from jazz and mainstream media alike. <text:s/></text:span><text:span text:style-name="T10">It only took me a few of her songs to realize I wouldn't hear another jazz/blues performance as genuine, talented, and downbeat as Claire and her Trio in a long while.</text:span></text:p>
      <text:p text:style-name="P1"><text:span text:style-name="T4"><text:tab/>The Lily Pad is a small jazz club just east of Inman Square that hosts concerts </text:span><text:span text:style-name="T5">a few times a day, almost every day of the week. <text:s/>Cover for the general public is ten dollars, but students </text:span><text:span text:style-name="T10">are lucky enough to receive</text:span><text:span text:style-name="T5"> a five dollar discount </text:span><text:span text:style-name="T10">with ID</text:span><text:span text:style-name="T5">. <text:s/>The club has seating for about </text:span><text:span text:style-name="T10">5</text:span><text:span text:style-name="T5">0, on benches that straddle an aisle from the door to the main stage. <text:s/>When I first arrived, the club was filled to its brim. <text:s/>By the time Claire began her fou</text:span><text:span text:style-name="T10">r</text:span><text:span text:style-name="T5">th song, the aisle was filled with a bench</text:span><text:span text:style-name="T13">-</text:span><text:span text:style-name="T5">less audience and all of the standing room in the back was </text:span><text:span text:style-name="T10">starting to look like a freshly packed can of sardines</text:span><text:span text:style-name="T5">. <text:s/></text:span><text:span text:style-name="T10">It was clear that Claire had been getting quite a bit of publicity to rake in a crowd of that size. <text:s/></text:span><text:span text:style-name="T6">I can't comment much on the acoustics of the Pad, but the hostess and her assistant were extremely nice, and offered the audience their own seats. <text:s/>I'd definitely like to go to another concert at The Lily Pad – it's a cozy venue where you can actually sit ten feet away from the performers and become involved in the performance just by listening. <text:s/></text:span><text:span text:style-name="T10">Additionally, a</text:span><text:span text:style-name="T6">ttending </text:span><text:span text:style-name="T10">events </text:span><text:span text:style-name="T6">supports the existence of The Lily Pad, </text:span><text:span text:style-name="T10">is surely </text:span><text:span text:style-name="T6">a worthy cause.</text:span></text:p>
      <text:p text:style-name="P3"><text:span text:style-name="T6"><text:tab/></text:span><text:span text:style-name="T7">Compared to the last concert venue that I went to, Kresge Auditorium, The Lily Pad was a refreshing splash of intimacy </text:span><text:span text:style-name="T10">brought on </text:span><text:span text:style-name="T7">through instant community. <text:s/></text:span><text:span text:style-name="T11">As soon as I walked through the door, I was absorbed into the conversation between my adjacent fellow spectators. <text:s/></text:span><text:span text:style-name="T12">The audience was incredibly friendly and open minded, it was a pleasure even just to be in that space. <text:s/></text:span><text:span text:style-name="T7">There is a sense of connectedness that you feel as part of the audience at a smaller 'mom and pop' venue that is missing from large concert halls and auditoriums. <text:s/></text:span><text:span text:style-name="T12">If I had to guess, I'd say that most small venues attract similar types of people. <text:s/>I think that a welcoming, open-minded, social audience fosters and builds upon the performance before them. <text:s/>For example, in my own experience, an interactive, energetic audience inspires me to perform better. <text:s/></text:span><text:span text:style-name="T13">Anyhow, what I'm trying to get at is: the audience matters, and I think I'd rather see a performance with an interactive audience. <text:s/>Additionally, </text:span><text:span text:style-name="T7">I hadn't been to a smaller venue in a while, and the environment at the Pad really hit the spot. <text:s/></text:span></text:p>
      <text:p text:style-name="P4"><text:span text:style-name="T7"><text:tab/>The organization of Claire's performance was different from that of the </text:span><text:span text:style-name="T13">Jupiter Quartet's concert</text:span><text:span text:style-name="T7">. <text:s/>There was no set list or program, the audience was invited to groove along, and people were streaming into the space almost throughout the duration of the concert, even though they were recording and filming the performance. <text:s/></text:span><text:span text:style-name="T8">In contrast, t</text:span><text:span text:style-name="T7">he hosts for the Jupiter Quartet's performance would stop </text:span><text:span text:style-name="T8">new audience members from entering until the current movement was over, to prevent the sound of sitting down from disturbing the recordings. <text:s/>I'm not claiming that the latter is unreasonable, as classical music is delicate and is best 'taken' pure with no sources of noise, but simply that I liked the openness of an informal performance. <text:s/></text:span></text:p>
      <text:p text:style-name="P4"><text:span text:style-name="T8"><text:tab/></text:span><text:span text:style-name="T13">There also seems to be a difference in the expectations that a concert-goer has when they choose to go to a classical concert in an auditorium or a modern performance in a modern venue. <text:s/>I have not been to enough concerts to speak factually, but it seems as if classical concerts almost always have a program that specifies which pieces will be played, when they will be played, and who is playing them, whereas non-classical concerts often don't. <text:s/>I think this difference is interesting, but I'm not sure which I like better. <text:s/></text:span><text:span text:style-name="T14">P</text:span><text:span text:style-name="T13">rograms enable you to retroactively find the pieces that were performed, but </text:span><text:span text:style-name="T14">can take </text:span><text:soft-page-break/><text:span text:style-name="T14">away the element of surprise that a live concert often provides. <text:s/></text:span></text:p>
      <text:p text:style-name="P5"><text:span text:style-name="T8"><text:tab/>There were a few pieces that really hit the spot, so to speak. <text:s/>Of the pieces Claire performed, the best incorporated excellent interactions between the players, catchy melodies, scat, interesting lyrics, and lots of dynamics (forte/piano). <text:s/></text:span><text:span text:style-name="T9">Although Claire didn't announce the names of most of the songs,</text:span><text:span text:style-name="T15"> </text:span><text:span text:style-name="T9">I managed to catch 'Phantom Doll', Duke Ellington's 'Prelude to a Kiss', </text:span><text:span text:style-name="T18">'Just One of Those Things', </text:span><text:span text:style-name="T9">and 'Anthropology', </text:span><text:span text:style-name="T18">which were a few of the pieces that I liked the best</text:span><text:span text:style-name="T9">. <text:s/></text:span></text:p>
      <text:p text:style-name="P5"><text:span text:style-name="T9"><text:tab/>In a few of her songs, Claire and Rosenthal (drums) would </text:span><text:span text:style-name="T15">solo in rapid succession of each other</text:span><text:span text:style-name="T9">, Rosenthal interpreting and responding to Claire's scat </text:span><text:span text:style-name="T15">with a fill.</text:span><text:span text:style-name="T9"> <text:s text:c="2"/></text:span><text:span text:style-name="T15">The result was </text:span><text:span text:style-name="T9">a fantastic effect that blew me off my seat every time. <text:s/></text:span><text:span text:style-name="T15">Rosenthal's fills were executed extremely well, despite the occasional asymmetry between Claire's scat and Rosenthal's improvisation. <text:s/></text:span><text:span text:style-name="T17">During one piece in particular, t</text:span><text:span text:style-name="T9">he group dynamics of the Trio were </text:span><text:span text:style-name="T15">very</text:span><text:span text:style-name="T9"> interesting. <text:s/>In the song 'Waltz Triste', the three instrumentalists were constantly looking at one another in a clearly structured way, the bassist </text:span><text:span text:style-name="T17">eying</text:span><text:span text:style-name="T9"> the percussionist, </text:span><text:span text:style-name="T15">the percussionist </text:span><text:span text:style-name="T9">looking </text:span><text:span text:style-name="T15">for</text:span><text:span text:style-name="T9"> the pianist, </text:span><text:span text:style-name="T15">etc. in this sort of communication cycle.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 Gordonson</meta:initial-creator>
    <meta:creation-date>2011-12-05T23:53:38</meta:creation-date>
    <dc:date>2011-12-08T22:12:28</dc:date>
    <dc:creator>Josh Gordonson</dc:creator>
    <meta:editing-duration>PT25H10M24S</meta:editing-duration>
    <meta:editing-cycles>7</meta:editing-cycles>
    <meta:generator>OpenOffice.org/3.2$Linux OpenOffice.org_project/320m19$Build-9505</meta:generator>
    <meta:document-statistic meta:table-count="0" meta:image-count="0" meta:object-count="0" meta:page-count="2" meta:paragraph-count="8" meta:word-count="1001" meta:character-count="5909"/>
  </office:meta>
</office:document-meta>
</file>